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5f33" officeooo:paragraph-rsid="00185f33"/>
    </style:style>
    <style:style style:name="P2" style:family="paragraph" style:parent-style-name="Standard">
      <style:paragraph-properties fo:text-align="end" style:justify-single-word="false"/>
      <style:text-properties style:font-name="Open Sans" fo:font-size="10pt" officeooo:rsid="00185f33" officeooo:paragraph-rsid="00185f33" style:font-size-asian="10pt" style:font-size-complex="10pt"/>
    </style:style>
    <style:style style:name="T1" style:family="text">
      <style:text-properties style:font-name="Open Sans"/>
    </style:style>
    <style:style style:name="T2" style:family="text">
      <style:text-properties style:font-name="Open Sans" fo:font-size="11pt" style:font-size-asian="11pt" style:font-size-complex="11pt"/>
    </style:style>
    <style:style style:name="T3" style:family="text">
      <style:text-properties style:font-name="Open Sans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P2"><text:span text:style-name="T4">Digital Preservation the Hard Way</text:span><text:line-break/>Hardy Pottinger @HardyPottinger<text:line-break/>University of Missouri </text:p>
          <text:p text:style-name="P1"><text:span text:style-name="T3">Library Systems<text:line-break/></text:span><text:a xlink:type="simple" xlink:href="mailto:pottingerhj@missouri.edu"><text:span text:style-name="T3">pottingerhj@missouri.edu</text:span></text:a><text:span text:style-name="T3"><text:line-break/>Open Repositories 2015 Poster Session<text:line-break/>June 9, 2015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dy Pottinger</meta:initial-creator>
    <meta:creation-date>2015-06-04T10:08:29.583799632</meta:creation-date>
    <dc:date>2015-06-04T10:11:04.318805795</dc:date>
    <dc:creator>Hardy Pottinger</dc:creator>
    <meta:editing-duration>P0D</meta:editing-duration>
    <meta:editing-cycles>1</meta:editing-cycles>
    <meta:document-statistic meta:table-count="0" meta:image-count="0" meta:object-count="0" meta:page-count="1" meta:paragraph-count="2" meta:word-count="22" meta:character-count="180" meta:non-whitespace-character-count="159"/>
    <meta:generator>LibreOffice/4.2.7.2$Linux_X86_64 LibreOffice_project/420m0$Build-2</meta:generator>
  </office:meta>
</office:document-meta>
</file>